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109cm" style:rel-column-width="4280*"/>
    </style:style>
    <style:style style:name="Table2.B" style:family="table-column">
      <style:table-column-properties style:column-width="3.136cm" style:rel-column-width="12087*"/>
    </style:style>
    <style:style style:name="Table2.C" style:family="table-column">
      <style:table-column-properties style:column-width="2.124cm" style:rel-column-width="8187*"/>
    </style:style>
    <style:style style:name="Table2.E" style:family="table-column">
      <style:table-column-properties style:column-width="2.122cm" style:rel-column-width="8180*"/>
    </style:style>
    <style:style style:name="Table2.H" style:family="table-column">
      <style:table-column-properties style:column-width="2.138cm" style:rel-column-width="82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2" style:family="paragraph" style:parent-style-name="Standard">
      <style:text-properties fo:color="#1c1c1c" loext:opacity="100%" style:font-name="Times New Roman" fo:font-size="13pt" style:text-underline-style="none" style:font-size-asian="13pt" style:font-size-complex="13pt"/>
    </style:style>
    <style:style style:name="P3" style:family="paragraph" style:parent-style-name="Table_20_Contents">
      <style:text-properties fo:color="#1c1c1c" loext:opacity="100%" style:font-name="Times New Roman" fo:font-size="13pt" style:text-underline-style="none" officeooo:rsid="002e6c99" officeooo:paragraph-rsid="002e6c99" style:font-size-asian="13pt" style:font-size-complex="13pt"/>
    </style:style>
    <style:style style:name="P4" style:family="paragraph" style:parent-style-name="Table_20_Contents">
      <style:text-properties fo:color="#1c1c1c" loext:opacity="100%" style:font-name="Times New Roman" fo:font-size="13pt" style:text-underline-style="none" officeooo:rsid="002fba54" officeooo:paragraph-rsid="002fba54" style:font-size-asian="13pt" style:font-size-complex="13pt"/>
    </style:style>
    <style:style style:name="P5" style:family="paragraph" style:parent-style-name="Table_20_Contents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P6" style:family="paragraph" style:parent-style-name="Table_20_Contents">
      <style:text-properties fo:color="#1c1c1c" loext:opacity="100%" style:font-name="Times New Roman" fo:font-size="13pt" style:text-underline-style="none" style:font-size-asian="13pt" style:font-size-complex="13pt"/>
    </style:style>
    <style:style style:name="P7" style:family="paragraph" style:parent-style-name="Table_20_Contents">
      <style:text-properties officeooo:paragraph-rsid="0023b398"/>
    </style:style>
    <style:style style:name="P8" style:family="paragraph" style:parent-style-name="Table_20_Contents">
      <style:text-properties officeooo:paragraph-rsid="002fba54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1c1c1c" loext:opacity="100%" style:font-name="Times New Roman" fo:font-size="13pt" style:text-underline-style="none" style:font-size-asian="13pt" style:font-size-complex="13pt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1b895" officeooo:paragraph-rsid="0021b895" style:font-size-asian="13pt" style:font-size-complex="13pt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style:font-name="Times New Roman" fo:font-size="13pt" style:text-underline-style="none" officeooo:rsid="00236c53" officeooo:paragraph-rsid="00236c53" style:font-size-asian="13pt" style:font-size-complex="13pt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bd528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7ac0"/>
    </style:style>
    <style:style style:name="P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389318"/>
    </style:style>
    <style:style style:name="P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1b895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1c1c1c" loext:opacity="100%"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T3" style:family="text">
      <style:text-properties fo:color="#1c1c1c" loext:opacity="100%" style:font-name="Times New Roman" fo:font-size="13pt" style:text-underline-style="none" fo:font-weight="bold" officeooo:rsid="001d7d2a" style:font-size-asian="13pt" style:font-weight-asian="bold" style:font-size-complex="13pt" style:font-weight-complex="bold"/>
    </style:style>
    <style:style style:name="T4" style:family="text">
      <style:text-properties fo:color="#1c1c1c" loext:opacity="100%" style:font-name="Times New Roman" fo:font-size="13pt" style:text-underline-style="none" fo:font-weight="bold" officeooo:rsid="001f7ac0" style:font-size-asian="13pt" style:font-weight-asian="bold" style:font-size-complex="13pt" style:font-weight-complex="bold"/>
    </style:style>
    <style:style style:name="T5" style:family="text">
      <style:text-properties fo:color="#1c1c1c" loext:opacity="100%" style:font-name="Times New Roman" fo:font-size="13pt" style:text-underline-style="none" fo:font-weight="bold" officeooo:rsid="0020e490" style:font-size-asian="13pt" style:font-weight-asian="bold" style:font-size-complex="13pt" style:font-weight-complex="bold"/>
    </style:style>
    <style:style style:name="T6" style:family="text">
      <style:text-properties fo:color="#1c1c1c" loext:opacity="100%" style:font-name="Times New Roman" fo:font-size="13pt" style:text-underline-style="none" fo:font-weight="bold" officeooo:rsid="0021b895" style:font-size-asian="13pt" style:font-weight-asian="bold" style:font-size-complex="13pt" style:font-weight-complex="bold"/>
    </style:style>
    <style:style style:name="T7" style:family="text">
      <style:text-properties fo:color="#1c1c1c" loext:opacity="100%" style:font-name="Times New Roman" fo:font-size="13pt" style:text-underline-style="none" fo:font-weight="bold" officeooo:rsid="00236c53" style:font-size-asian="13pt" style:font-weight-asian="bold" style:font-size-complex="13pt" style:font-weight-complex="bold"/>
    </style:style>
    <style:style style:name="T8" style:family="text">
      <style:text-properties fo:color="#1c1c1c" loext:opacity="100%" style:font-name="Times New Roman" fo:font-size="13pt" style:text-underline-style="none" fo:font-weight="bold" officeooo:rsid="00389318" style:font-size-asian="13pt" style:font-weight-asian="bold" style:font-size-complex="13pt" style:font-weight-complex="bold"/>
    </style:style>
    <style:style style:name="T9" style:family="text">
      <style:text-properties fo:color="#1c1c1c" loext:opacity="100%" style:font-name="Times New Roman" fo:font-size="13pt" style:text-underline-style="none" officeooo:rsid="00299478" style:font-size-asian="13pt" style:font-size-complex="13pt"/>
    </style:style>
    <style:style style:name="T10" style:family="text">
      <style:text-properties fo:color="#1c1c1c" loext:opacity="100%" style:font-name="Times New Roman" fo:font-size="13pt" style:text-underline-style="none" officeooo:rsid="0023b398" style:font-size-asian="13pt" style:font-size-complex="13pt"/>
    </style:style>
    <style:style style:name="T11" style:family="text">
      <style:text-properties fo:color="#1c1c1c" loext:opacity="100%" style:font-name="Times New Roman" fo:font-size="13pt" style:text-underline-style="none" officeooo:rsid="002b0a6c" style:font-size-asian="13pt" style:font-size-complex="13pt"/>
    </style:style>
    <style:style style:name="T12" style:family="text">
      <style:text-properties fo:color="#1c1c1c" loext:opacity="100%" style:font-name="Times New Roman" fo:font-size="13pt" style:text-underline-style="none" officeooo:rsid="002c9281" style:font-size-asian="13pt" style:font-size-complex="13pt"/>
    </style:style>
    <style:style style:name="T13" style:family="text">
      <style:text-properties fo:color="#1c1c1c" loext:opacity="100%" style:font-name="Times New Roman" fo:font-size="13pt" style:text-underline-style="none" officeooo:rsid="00515f48" style:font-size-asian="13pt" style:font-size-complex="13pt"/>
    </style:style>
    <style:style style:name="T14" style:family="text">
      <style:text-properties fo:color="#1c1c1c" loext:opacity="100%" style:font-name="Times New Roman" fo:font-size="13pt" style:text-underline-style="none" officeooo:rsid="0033faaa" style:font-size-asian="13pt" style:font-size-complex="13pt"/>
    </style:style>
    <style:style style:name="T15" style:family="text">
      <style:text-properties fo:color="#1c1c1c" loext:opacity="100%" style:font-name="Times New Roman" fo:font-size="13pt" style:text-underline-style="none" officeooo:rsid="002fba54" style:font-size-asian="13pt" style:font-size-complex="13pt"/>
    </style:style>
    <style:style style:name="T16" style:family="text">
      <style:text-properties fo:color="#1c1c1c" loext:opacity="100%" style:font-name="Times New Roman" fo:font-size="13pt" style:text-underline-style="none" officeooo:rsid="00310878" style:font-size-asian="13pt" style:font-size-complex="13pt"/>
    </style:style>
    <style:style style:name="T17" style:family="text">
      <style:text-properties fo:color="#1c1c1c" loext:opacity="100%" style:font-name="Times New Roman" fo:font-size="13pt" style:text-underline-style="none" fo:font-weight="normal" officeooo:rsid="001d7d2a" style:font-size-asian="13pt" style:font-weight-asian="normal" style:font-size-complex="13pt" style:font-weight-complex="normal"/>
    </style:style>
    <style:style style:name="T18" style:family="text">
      <style:text-properties fo:color="#1c1c1c" loext:opacity="100%" style:font-name="Times New Roman" fo:font-size="13pt" style:text-underline-style="none" fo:font-weight="normal" officeooo:rsid="0020e490" style:font-size-asian="13pt" style:font-weight-asian="normal" style:font-size-complex="13pt" style:font-weight-complex="normal"/>
    </style:style>
    <style:style style:name="T19" style:family="text">
      <style:text-properties fo:color="#1c1c1c" loext:opacity="100%" style:font-name="Times New Roman" fo:font-size="13pt" style:text-underline-style="none" fo:font-weight="normal" officeooo:rsid="00236c53" style:font-size-asian="13pt" style:font-weight-asian="normal" style:font-size-complex="13pt" style:font-weight-complex="normal"/>
    </style:style>
    <style:style style:name="T20" style:family="text">
      <style:text-properties officeooo:rsid="0023b398"/>
    </style:style>
    <style:style style:name="T21" style:family="text">
      <style:text-properties fo:color="#000080" loext:opacity="100%" style:font-name="Times New Roman" fo:font-size="13pt" style:text-underline-style="solid" style:text-underline-width="auto" style:text-underline-color="font-color" officeooo:rsid="00515f48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fo:color="#333333" loext:opacity="100%" style:text-underline-style="none"/>
    </style:style>
    <style:style style:name="T25" style:family="text">
      <style:text-properties fo:color="#333333" loext:opacity="100%" style:text-underline-style="none" fo:font-weight="bold" style:font-weight-asian="bold" style:font-weight-complex="bold"/>
    </style:style>
    <style:style style:name="T26" style:family="text">
      <style:text-properties fo:color="#333333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22">DANH SÁCH KẾT QUẢ DỰ THI</text:span></text:p>
      <text:p text:style-name="P9" loext:marker-style-name="T1"><text:span text:style-name="T22"/></text:p>
      <text:p text:style-name="P12" loext:marker-style-name="T1"><text:span text:style-name="T2">Cuộc thi: </text:span><text:a xlink:type="simple" xlink:href="../$%7Bobjects.name_survey.title%7D" text:style-name="Internet_20_link" text:visited-style-name="Visited_20_Internet_20_Link"><text:span text:style-name="T17">${objects.name_survey.title}</text:span></text:a></text:p>
      <text:p text:style-name="P13" loext:marker-style-name="T1"><text:span text:style-name="T3">N</text:span><text:span text:style-name="T4">gày Thi: </text:span><text:a xlink:type="simple" xlink:href="../$%7Bobjects.date%7D" text:style-name="Internet_20_link" text:visited-style-name="Visited_20_Internet_20_Link"><text:span text:style-name="T18">${objects.date} </text:span></text:a><text:span text:style-name="T4"><text:tab/><text:tab/></text:span></text:p>
      <text:p text:style-name="P14" loext:marker-style-name="T1"><text:span text:style-name="T4">Đ</text:span><text:span text:style-name="T8">ơn vị: </text:span><text:a xlink:type="simple" xlink:href="../$%7Bobjects.don_vi%7D" text:style-name="Internet_20_link" text:visited-style-name="Visited_20_Internet_20_Link"><text:span text:style-name="T26">${objects.don_vi}</text:span></text:a></text:p>
      <text:p text:style-name="P13" loext:marker-style-name="T1"><text:span text:style-name="T4">Thời gian: </text:span><text:a xlink:type="simple" xlink:href="../$%7Bobjects.time_limit%7D" text:style-name="Internet_20_link" text:visited-style-name="Visited_20_Internet_20_Link"><text:span text:style-name="T18">${objects.time_limit}</text:span></text:a></text:p>
      <text:p text:style-name="P15" loext:marker-style-name="T1"><text:span text:style-name="T5">T</text:span><text:span text:style-name="T6">ổng số người tham gia: </text:span><text:a xlink:type="simple" xlink:href="../$%7Bobjects.sum_partner%7D" text:style-name="Internet_20_link" text:visited-style-name="Visited_20_Internet_20_Link"><text:span text:style-name="T19">${objects.sum_partner}</text:span></text:a></text:p>
      <text:p text:style-name="P15" loext:marker-style-name="T1"><text:span text:style-name="T6">Tổng sô lượt thi: </text:span><text:a xlink:type="simple" xlink:href="../$%7Bobjects.sum_survey%7D" text:style-name="Internet_20_link" text:visited-style-name="Visited_20_Internet_20_Link"><text:span text:style-name="T19">${objects.sum_survey}</text:span></text:a></text:p>
      <text:p text:style-name="P10" loext:marker-style-name="T1"><text:span text:style-name="T22">Tổng xếp loại:</text:span></text:p>
      <text:p text:style-name="P10" loext:marker-style-name="T1"><text:span text:style-name="T22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ếp loại</text:p>
          </table:table-cell>
          <table:table-cell table:style-name="Table1.A1" office:value-type="string">
            <text:p text:style-name="P1">Số liệu</text:p>
          </table:table-cell>
          <table:table-cell table:style-name="Table1.A1" office:value-type="string">
            <text:p text:style-name="P1">Số liệu theo %</text:p>
          </table:table-cell>
          <table:table-cell table:style-name="Table1.D1" office:value-type="string">
            <text:p text:style-name="P1">Ghi chú xếp loại <text:span text:style-name="T20">theo điểm</text:span> 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for=%22line%20in%20objects.name_survey.classification_ids%22" text:style-name="Internet_20_link" text:visited-style-name="Visited_20_Internet_20_Link"><text:span text:style-name="T9">for="line in objects.name_survey.classification_id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a xlink:type="simple" xlink:href="../$%7Bline.name%7D" text:style-name="Internet_20_link" text:visited-style-name="Visited_20_Internet_20_Link"><text:span text:style-name="T10">${line.name}</text:span></text:a></text:p>
          </table:table-cell>
          <table:table-cell table:style-name="Table1.A3" office:value-type="string">
            <text:p text:style-name="Table_20_Contents"><text:a xlink:type="simple" xlink:href="../$%7Blen(%5Brecord%20for%20record%20in%20objects%20if%20record.xep_loai%20==%20line.name%5D)%7D" text:style-name="Internet_20_link" text:visited-style-name="Visited_20_Internet_20_Link"><text:span text:style-name="T11">${len([record for record in objects if record.xep_loai == line.name])}</text:span></text:a></text:p>
          </table:table-cell>
          <table:table-cell table:style-name="Table1.A3" office:value-type="string">
            <text:p text:style-name="Table_20_Contents"><text:a xlink:type="simple" xlink:href="../$%7B(len(%5Brecord%20for%20record%20in%20objects%20if%20record.xep_loai%20==%20line.name%5D)%20/%20objects.sum_partner%20*%20100)%20%7C%20round(2)%7D%25" text:style-name="Internet_20_link" text:visited-style-name="Visited_20_Internet_20_Link"><text:span text:style-name="T12">${(len([record for record in objects if record.xep_loai == line.name]) / objects.sum_partner * 100) | round(2)}%</text:span></text:a></text:p>
          </table:table-cell>
          <table:table-cell table:style-name="Table1.A2" office:value-type="string">
            <text:p text:style-name="P7"><text:a xlink:type="simple" xlink:href="../$%7Bline.min_score%7D" text:style-name="Internet_20_link" text:visited-style-name="Visited_20_Internet_20_Link"><text:span text:style-name="T21">${line.min_score}</text:span></text:a><text:span text:style-name="T13"> - </text:span><text:a xlink:type="simple" xlink:href="../$%7Bline.max_score%7D" text:style-name="Internet_20_link" text:visited-style-name="Visited_20_Internet_20_Link"><text:span text:style-name="T10">${line.max_score}</text:span></text:a></text:p>
          </table:table-cell>
        </table:table-row>
        <table:table-row>
          <table:table-cell table:style-name="Table1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10">py3o:///for</text:span></text:a></text:p>
          </table:table-cell>
          <table:covered-table-cell/>
          <table:covered-table-cell/>
          <table:covered-table-cell/>
        </table:table-row>
      </table:table>
      <text:p text:style-name="P10" loext:marker-style-name="T1"><text:span text:style-name="T22"/></text:p>
      <text:p text:style-name="P11" loext:marker-style-name="T1"><text:span text:style-name="T22">Danh sách:</text:span></text:p>
      <text:p text:style-name="P11" loext:marker-style-name="T1"><text:span text:style-name="T22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column table:style-name="Table2.H"/>
        <table:table-row>
          <table:table-cell table:style-name="Table2.A1" office:value-type="string">
            <text:p text:style-name="P3">STT</text:p>
          </table:table-cell>
          <table:table-cell table:style-name="Table2.A1" office:value-type="string">
            <text:p text:style-name="P4">Họ và tên</text:p>
          </table:table-cell>
          <table:table-cell table:style-name="Table2.A1" office:value-type="string">
            <text:p text:style-name="P4">Tài khoản</text:p>
          </table:table-cell>
          <table:table-cell table:style-name="Table2.A1" office:value-type="string">
            <text:p text:style-name="P4">Đơn vị</text:p>
          </table:table-cell>
          <table:table-cell table:style-name="Table2.A1" office:value-type="string">
            <text:p text:style-name="P4">Số lần làm</text:p>
          </table:table-cell>
          <table:table-cell table:style-name="Table2.A1" office:value-type="string">
            <text:p text:style-name="P4">Kết quả (tính theo kq cao nhất)</text:p>
          </table:table-cell>
          <table:table-cell table:style-name="Table2.A1" office:value-type="string">
            <text:p text:style-name="P4">Xếp loại</text:p>
            <text:p text:style-name="P4">(tính theo kết quả cao nhất)</text:p>
          </table:table-cell>
          <table:table-cell table:style-name="Table2.H1" office:value-type="string">
            <text:p text:style-name="P4">Ký nhận</text:p>
          </table:table-cell>
        </table:table-row>
        <table:table-row>
          <table:table-cell table:style-name="Table2.A2" table:number-columns-spanned="8" office:value-type="string">
            <text:p text:style-name="Table_20_Contents"><text:a xlink:type="simple" xlink:href="py3o://for=%22line1%20in%20objects.records_survey_user_input%22" text:style-name="Internet_20_link" text:visited-style-name="Visited_20_Internet_20_Link"><text:span text:style-name="T14">for="line1 in objects.records_survey_user_inpu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sequence text:ref-name="refDrawing0" text:name="Drawing" text:formula="ooow:Drawing+1" style:num-format="1">1</text:sequence></text:p>
          </table:table-cell>
          <table:table-cell table:style-name="Table2.A3" office:value-type="string">
            <text:p text:style-name="Table_20_Contents"><text:a xlink:type="simple" xlink:href="../$%7Bline1.partner_id.name%7D" text:style-name="Internet_20_link" text:visited-style-name="Visited_20_Internet_20_Link"><text:span text:style-name="T15">${line1.partner_id.name}</text:span></text:a></text:p>
          </table:table-cell>
          <table:table-cell table:style-name="Table2.A3" office:value-type="string">
            <text:p text:style-name="Table_20_Contents"><text:a xlink:type="simple" xlink:href="../$%7Bline1.partner_id.tai_khoan%7D" text:style-name="Internet_20_link" text:visited-style-name="Visited_20_Internet_20_Link"><text:span text:style-name="T15">${line1.partner_id.tai_khoan}</text:span></text:a></text:p>
          </table:table-cell>
          <table:table-cell table:style-name="Table2.A3" office:value-type="string">
            <text:p text:style-name="Table_20_Contents"><text:a xlink:type="simple" xlink:href="../$%7Bline1.partner_id.name_donvi%7D" text:style-name="Internet_20_link" text:visited-style-name="Visited_20_Internet_20_Link"><text:span text:style-name="T16">${line1.partner_id.name_donvi}</text:span></text:a></text:p>
          </table:table-cell>
          <table:table-cell table:style-name="Table2.A3" office:value-type="string">
            <text:p text:style-name="P8"><text:a xlink:type="simple" xlink:href="../$%7Bline1.so_lan_lam%7D" text:style-name="Internet_20_link" text:visited-style-name="Visited_20_Internet_20_Link"><text:span text:style-name="T15">${line1.so_lan_lam}</text:span></text:a></text:p>
          </table:table-cell>
          <table:table-cell table:style-name="Table2.A3" office:value-type="string">
            <text:p text:style-name="P8"><text:a xlink:type="simple" xlink:href="../$%7Bline1.diem_cao_nhat%7D" text:style-name="Internet_20_link" text:visited-style-name="Visited_20_Internet_20_Link"><text:span text:style-name="T15">${line1.diem_cao_nhat}</text:span></text:a></text:p>
          </table:table-cell>
          <table:table-cell table:style-name="Table2.A3" office:value-type="string">
            <text:p text:style-name="Table_20_Contents"><text:a xlink:type="simple" xlink:href="../$%7Bline1.xep_loai%7D" text:style-name="Internet_20_link" text:visited-style-name="Visited_20_Internet_20_Link"><text:span text:style-name="T15">${line1.xep_loai}</text:span></text:a>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table:number-columns-spanned="8" office:value-type="string">
            <text:p text:style-name="P8"><text:a xlink:type="simple" xlink:href="py3o:///for" text:style-name="Internet_20_link" text:visited-style-name="Visited_20_Internet_20_Link"><text:span text:style-name="T10">py3o://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 loext:marker-style-name="T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6:41:29.471000000</meta:creation-date>
    <dc:date>2024-09-19T16:34:14.198000000</dc:date>
    <meta:editing-duration>PT19H26M31S</meta:editing-duration>
    <meta:editing-cycles>28</meta:editing-cycles>
    <meta:generator>LibreOffice/24.2.5.2$Windows_X86_64 LibreOffice_project/bffef4ea93e59bebbeaf7f431bb02b1a39ee8a59</meta:generator>
    <meta:document-statistic meta:table-count="2" meta:image-count="0" meta:object-count="0" meta:page-count="1" meta:paragraph-count="37" meta:word-count="119" meta:character-count="918" meta:non-whitespace-character-count="832"/>
  </office:meta>
</office:document-meta>
</file>